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057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10.797cm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5.93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E searched files_S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3" office:value-type="string" calcext:value-type="string">
            <text:p>Time of Day</text:p>
          </table:table-cell>
          <table:table-cell table:style-name="ce3" office:value-type="string" calcext:value-type="string">
            <text:p>Process Name</text:p>
          </table:table-cell>
          <table:table-cell table:style-name="ce3" office:value-type="string" calcext:value-type="string">
            <text:p>PID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Detail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14:07:56,405766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attackground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attackground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06086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attackground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attackground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77180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border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border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77535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border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border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76337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border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border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76610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border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border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22204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circlein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circlein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22507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circlein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circlein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21043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circlein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circlein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21298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circlein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circlein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24908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circleout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circleout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25161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circleout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circleout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23903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circleout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circleout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24159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circleout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circleout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6709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deepwedge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deepwedge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7035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deepwedge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deepwedge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5758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deepwedge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deepwedge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6011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deepwedge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deepwedge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04771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explo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explo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05031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explo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explo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2891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infiniteatomic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infiniteatomic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3148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infiniteatomic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infiniteatomic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1839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infinitebomb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infinitebomb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2210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infinitebomb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infinitebomb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0904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infinitefight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infinitefight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1159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infinitefight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infinitefight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08915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long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long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09175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long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long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07908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long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long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08158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long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long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1533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loose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loose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1827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loose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loose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0494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loose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loose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0794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loose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loose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537708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patro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patro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538614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patro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patro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8315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rallypoin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rallypoin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8607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rallypoin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rallypoin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9334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hallowwedge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hallowwedge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9590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hallowwedge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hallowwedge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8357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hallowwedge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hallowwedge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8612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hallowwedge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hallowwedge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06213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hort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hort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06471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hort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hort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05201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hort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hort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05493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hort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hort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4161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taggered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taggered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4417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taggered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taggered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3191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taggered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taggered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13446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taggered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taggered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3791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to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to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4045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to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to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05168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timedbomb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timedbomb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05469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timedbomb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timedbomb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19255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a1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a1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19511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a1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a1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19486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b17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b17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19741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b17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b17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13698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b2_1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b2_1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14018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b2_1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b2_1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12495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b29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b29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12751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b29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b29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84914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b52bombe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b52bombe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85169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b52bombe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b52bombe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48947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f14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f14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49243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f14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f14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37429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f15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f15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37683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f15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f15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27505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me26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me26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27760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ir_me26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me26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89687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dolphin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dolphin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89947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dolphin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dolphin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08866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flies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lies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09118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flies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lies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46687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foundation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47040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foundation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55290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pathpoint_0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pathpoint_0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55593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pathpoint_0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pathpoint_0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11939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rats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ats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12276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rats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ats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11560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rubble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ubble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11862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rubble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ubble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558631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reaEffec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reaEffec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559078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reaEffec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reaEffec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977044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978813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943745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945565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909066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909892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885194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886426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19771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airfield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airfield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20142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airfield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airfield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45781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buckinghampalac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buckinghampalac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46041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buckinghampalac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buckinghampalac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5590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computers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computers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5845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computers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computers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26449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eiffeltower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eiffeltower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26711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eiffeltower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eiffeltower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82026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lighthouse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lighthouse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82285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lighthouse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lighthouse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54897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naval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naval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55154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naval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naval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92560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radardis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radardis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92909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radardis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radardis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06256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scaffolding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scaffolding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06602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d_scaffolding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scaffolding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83064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ot icon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ot icon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83336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ot icon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ot icon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82367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ot icon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ot icon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82631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ot icon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ot icon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8141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1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1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8406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1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1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08983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agu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agu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09278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agu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agu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0033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ircraft carrier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ircraft carrier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0291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ircraft carrier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ircraft carrier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0883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ircraft carrier_1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ircraft carrier_1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1265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ircraft carrier_1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ircraft carrier_1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32821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irpo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irpo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33090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irpo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irpo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0953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lbatross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lbatross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1204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lbatross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lbatross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4859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pach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pach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5240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pach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pach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8907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pacheMG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pacheMG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9163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pacheMG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pacheMG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1836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tack sub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tack sub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2163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tack sub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tack sub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3639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tack sub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tack sub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3907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tack sub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tack sub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4417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tack sub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tack sub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4724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tack sub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tack sub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1242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17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17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1555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17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17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9280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9708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4664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29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29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4919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29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29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2159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5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5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2472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5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5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68335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ismarck battleship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ismarck battleship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68592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ismarck battleship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ismarck battleship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9388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omber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omber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9644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omber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omber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53656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uckinghampalac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uckinghampalac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53914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uckinghampalac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uckinghampalac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0124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47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47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0419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47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47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27400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ancel input 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ancel input 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27731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ancel input 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ancel input 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26463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ancel inpu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ancel inpu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26752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ancel inpu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ancel inpu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03790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04050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7452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mput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mput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77711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mput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mput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86786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rsai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rsai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87051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rsai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rsai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43704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iffeltow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iffeltow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43965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iffeltow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iffeltow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50805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14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14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51103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14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14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2962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15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15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3216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15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15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87551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66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66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87812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66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66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7073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80shootingsta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80shootingsta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7372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80shootingsta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80shootingsta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5471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86sabr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86sabr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5729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86sabr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86sabr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48754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em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em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49008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em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em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1771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okke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okke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2086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okke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okke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3738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w19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w19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4120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w19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w19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2311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otha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otha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2568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otha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otha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530308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lfTrack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lfTrack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531025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lfTrack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lfTrack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01259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uptmanndurer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uptmanndurer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01516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uptmanndurer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uptmanndurer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3054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111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111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3372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111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111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1403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lichinook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lichinook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1801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lichinook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lichinook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7850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lipegesus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lipegesus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8104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lipegesus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lipegesus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5823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lispectre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lispectre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6136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lispectre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lispectre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7411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jackal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jackal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7667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jackal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jackal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04591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lighthouseofalexandria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lighthouseofalexandria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04973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lighthouseofalexandria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lighthouseofalexandria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4624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109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109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4880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109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109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5407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11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11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5663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11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11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6153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26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26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6409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26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26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6211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ig15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ig15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6597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ig15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ig15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0194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noatomicbomber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noatomicbomber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0453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noatomicbomber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noatomicbomber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61685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val yard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val yard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61989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val yard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val yard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9708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ebula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ebula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9964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ebula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ebula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5238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uc sub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uc sub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5495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uc sub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uc sub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2803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uc sub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uc sub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3063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uc sub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uc sub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6887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38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38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7142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38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38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7706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51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51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7958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51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51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4106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heonix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heonix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4363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heonix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heonix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00342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adardis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adardis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00654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adardis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adardis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6626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eaper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eaper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6880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eaper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eaper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6012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eaking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eaking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6266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eaking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eaking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7581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eaking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eaking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7833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eaking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eaking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2586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opwit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opwit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2839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opwit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opwit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3909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opwithtriplan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opwithtriplan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4165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opwithtriplan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opwithtriplan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8524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pitfir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pitfir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48779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pitfir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pitfir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0456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ealt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ealt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0831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ealt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ealt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3373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talon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talon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53628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talon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talon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8590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typhoo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typhoo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68847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typhoo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typhoo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6810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upgrade uni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upgrade uni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77194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upgrade uni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upgrade uni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90611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fis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fis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90868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fis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fis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574377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ircleAreaEffec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ircleAreaEffec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575231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ircleAreaEffec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ircleAreaEffec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91830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ckCommandConfirma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ckCommandConfirma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92622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ckCommandConfirma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ckCommandConfirma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78146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ith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ith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78402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ith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ith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631859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ollar_bil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llar_bil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632189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ollar_bil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llar_bil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57894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ottedLin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ttedLin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58449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ottedLin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ttedLin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1,987067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1,988792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92575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92876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40226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40708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80562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80842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45215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45545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314129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utton_gold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utton_gold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314411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utton_gold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utton_gold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35728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g_airport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airport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35986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g_airport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airport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635106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g_building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building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635402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g_building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building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41533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42454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21441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23034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43219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43532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32837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33759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46086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46386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40734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41607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48833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49090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48588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49272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51603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51888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56097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56819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54338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54669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61586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62167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57834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58105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66484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66920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60611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60904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71287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71780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63373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63697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76254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76687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66126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66466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81010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81508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68891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69147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85880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86317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71655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71924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89558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89852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74606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74869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ormback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mback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542524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cloudtextu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cloudtextu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542845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cloudtextu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cloudtextu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63167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flames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flames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63497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flames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flames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10344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missile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missile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10642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missile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missile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14310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pulseuniteffect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pulseuniteffect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14568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pulseuniteffect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pulseuniteffect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93646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hell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ell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93898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hell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ell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16090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hieldbattery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ieldbattery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16346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hieldbattery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ieldbattery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32363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tracer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tracer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32616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tracer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tracer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66659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en_death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en_death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67039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en_death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en_death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521960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un_aahalftrack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aahalftrack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522879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un_aahalftrack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aahalftrack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05537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un_AASkywatcher_1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AASkywatcher_1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05893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un_AASkywatcher_1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AASkywatcher_1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64111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un_cyclops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cyclops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64469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un_cyclops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cyclops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42168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un_nuk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nuk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42424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un_nuk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nuk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46288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gamebackground_01a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gamebackground_01a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46627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gamebackground_01a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gamebackground_01a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53697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gamebackground_01b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gamebackground_01b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54015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gamebackground_01b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gamebackground_01b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30116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gamebackground_04a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gamebackground_04a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30371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gamebackground_04a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gamebackground_04a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36789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gamebackground_04b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gamebackground_04b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37053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gamebackground_04b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gamebackground_04b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42037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42541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52252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52712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60481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60790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67444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67776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74971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75275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78321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78678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84603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84875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87613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87882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93692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93966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96791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97061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303559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303933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310642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311027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inmenuback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inmenuback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82759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83040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89296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build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build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89613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build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build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90282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arry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arry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90587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arry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arry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93990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hop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hop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94253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hop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hop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94987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farm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farm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95243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farm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farm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83715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hunt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hunt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84010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hunt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hunt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95983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min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min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96241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min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min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27653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27935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36056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build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build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36394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build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build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37156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arry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arry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37416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arry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arry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40974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hop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hop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41264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hop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hop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42028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farm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farm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42289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farm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farm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28718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hunt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hunt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28994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hunt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hunt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43025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min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min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43283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min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min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66228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GBevel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GBevel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66589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GBevel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GBevel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58765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av_bismarck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bismarck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59070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av_bismarck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bismarck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77798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av_carrier1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carrier1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78116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av_carrier1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carrier1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78846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etwor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etwor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79109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etwor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etwor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74801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thCommandConfirma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thCommandConfirma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75528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thCommandConfirma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thCommandConfirma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912904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cance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cance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913159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cance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cance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77374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cance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cance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77684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cance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cance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900863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history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history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901123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history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history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81310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history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history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81638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history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history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93478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ma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ma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893776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ma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ma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85743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ma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ma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86046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ma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ma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906876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movi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movi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3,907134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movi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movi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90105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movi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movi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90412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ario_movi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ario_movi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82873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E Button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E Button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83149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E Button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E Button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07225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bloodSpray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bloodSpray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07481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bloodSpray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bloodSpray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98515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ery explos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ery explos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98773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ery explos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ery explos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64831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65087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67992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trai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trai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68249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trai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trai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04104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trail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trail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04369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trail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trail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030559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light_glow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light_glow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031635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light_glow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light_glow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94923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mushroomsmok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mushroomsmok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95335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mushroomsmok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mushroomsmok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06234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navalripp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avalripp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06494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navalripp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avalripp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94298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nukeblas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ukeblas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94550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nukeblas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ukeblas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63857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smokepuff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smokepuff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64108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smokepuff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smokepuff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02034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splas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splas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02344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splas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splas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21357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a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a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21835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a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a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15446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b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b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15701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b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b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87295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B5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B5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87647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B5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B5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52239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buckinghampalac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buckinghampalac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52587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buckinghampalac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buckinghampalac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37759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circ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circ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38014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circ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circ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42229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eiffeltower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eiffeltower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42494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eiffeltower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eiffeltower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03226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lighthouse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lighthouse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303497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lighthouse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lighthouse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29360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me26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me26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29619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me26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me26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14404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modernbomb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modernbomb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14663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modernbomb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modernbomb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39389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modernfight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modernfight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39652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modernfight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modernfight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99485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radardis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radardis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99752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radardis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radardis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08013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roundtower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roundtower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508382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roundtower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roundtower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60971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squa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squa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261237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squa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squa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526689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tank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tank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527380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tank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tank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47984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unitdefault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unitdefault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48338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unitdefault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unitdefault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653107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654033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674814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675760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698275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699678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21081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22121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40059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40552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50803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51292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61501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62074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72273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72760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83244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83771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88466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88948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93799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794344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801518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0,801832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ingleplayer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ingleplayer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03186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03934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18163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18860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30604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30994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38000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38345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41725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42059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48936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49279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56473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56891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62741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63007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65689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65946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68625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68881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71514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71799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74734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75056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61108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opbutton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opbutton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61390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opbutton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opbutton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94243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aggressive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aggressive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94500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aggressive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aggressive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93217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aggressive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aggressive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93471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aggressive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aggressive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02316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defend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defend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02591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defend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defend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01258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defend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defend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101515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defend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defend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72126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order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order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472464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order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order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99615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scout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scout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99911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scout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scout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98578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scout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scout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98896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scout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scout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96925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stand ground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stand ground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97240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stand ground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stand ground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95911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stand ground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stand ground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96166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stand ground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stand ground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4,912733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IControl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IControl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4,913003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IControl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IControl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36062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IControl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IControl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49,236375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IControl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IControl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41341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IControl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IControl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4,741676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IControl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IControl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74732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Facing Arrow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Facing Arrow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7,075007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Facing Arrow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Facing Arrow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96743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improvements_0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improvements_0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397209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improvements_0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improvements_0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19863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improvements_0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improvements_0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20307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improvements_0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improvements_0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31113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upgrades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upgrades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32262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upgrades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upgrades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524361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AreaEffectCirc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AreaEffectCirc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524989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AreaEffectCirc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AreaEffectCirc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59225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CommandConfirma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CommandConfirma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459845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CommandConfirma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CommandConfirma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508998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Selec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Selec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509412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Selec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Selec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844700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846015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95260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96447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76222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77294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58017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592709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41089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41597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24489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24958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07828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08449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03051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603348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828858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830006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8111252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812625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794238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795717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777550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7792637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760960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762534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744747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7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7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7460980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7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7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7275098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7291931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7112446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9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9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5,712693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9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9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6334505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ypoint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ypoint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633757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ypoint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ypoint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487713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zut_smileyface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zut_smileyface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:07:56,1491724</text:p>
          </table:table-cell>
          <table:table-cell office:value-type="string" calcext:value-type="string">
            <text:p>Empire Earth.exe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zut_smileyface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zut_smileyface_00T.sst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EE searched files_SST'.A1:'EE searched files_SST'.G609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 style:data-style-name="N2" text:time-value="15:15:08.9408605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05T15:15:20.267944167</dc:date>
    <meta:editing-duration>PT1M38S</meta:editing-duration>
    <meta:editing-cycles>2</meta:editing-cycles>
    <meta:generator>LibreOffice/6.3.5.2$Linux_X86_64 LibreOffice_project/30$Build-2</meta:generator>
    <meta:document-statistic meta:table-count="1" meta:cell-count="4263" meta:object-count="0"/>
  </office:meta>
</office:document-meta>
</file>